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48%" draw:textarea-horizontal-align="justify" draw:textarea-vertical-align="middle" draw:auto-grow-height="false" fo:min-height="0.512cm" fo:min-width="5.85cm"/>
    </style:style>
    <style:style style:name="gr2" style:family="graphic" style:parent-style-name="standard">
      <style:graphic-properties svg:stroke-color="#330066" draw:fill-color="#ff6600" draw:opacity="48%" draw:textarea-horizontal-align="justify" draw:textarea-vertical-align="middle" draw:auto-grow-height="false" fo:min-height="0.512cm" fo:min-width="5.8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 style:list-style-name="L1">
      <style:graphic-properties draw:textarea-vertical-align="middle" draw:line-distance="0.8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svg:stroke-width="0.053cm" svg:stroke-color="#ff3333" draw:marker-start-width="0.279cm" draw:marker-end-width="0.279cm" draw:textarea-vertical-align="middle"/>
    </style:style>
    <style:style style:name="gr7" style:family="graphic">
      <style:graphic-properties style:protect="size"/>
    </style:style>
    <style:style style:name="gr8" style:family="graphic" style:parent-style-name="measure">
      <style:graphic-properties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opacity="48%"/>
      <style:paragraph-properties fo:text-align="center"/>
    </style:style>
    <style:style style:name="P2" style:family="paragraph">
      <loext:graphic-properties draw:fill-color="#ff6600" draw:opacity="4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0.762cm" svg:x="3.31cm" svg:y="12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62cm" svg:x="7.62cm" svg:y="12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762cm" svg:x="12.084cm" svg:y="12.44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45cm" svg:y1="13.208cm" svg:x2="6.45cm" svg:y2="14.224cm">
          <text:p/>
        </draw:line>
        <draw:line draw:style-name="gr3" draw:text-style-name="P3" draw:layer="layout" svg:x1="10.822cm" svg:y1="13.208cm" svg:x2="10.822cm" svg:y2="14.224cm">
          <text:p/>
        </draw:line>
        <draw:line draw:style-name="gr3" draw:text-style-name="P3" draw:layer="layout" svg:x1="15.348cm" svg:y1="13.208cm" svg:x2="15.348cm" svg:y2="14.224cm">
          <text:p/>
        </draw:line>
        <draw:measure draw:style-name="gr4" draw:text-style-name="P4" draw:layer="layout" svg:x1="7.637cm" svg:y1="12.343cm" svg:x2="9.671cm" svg:y2="12.342cm">
          <text:p text:style-name="P4"/>
        </draw:measure>
        <draw:frame draw:style-name="gr5" draw:text-style-name="P5" draw:layer="layout" svg:width="1.311cm" svg:height="0.962cm" svg:x="8.087cm" svg:y="10.722cm">
          <draw:text-box>
            <text:p>No</text:p>
          </draw:text-box>
        </draw:frame>
        <draw:frame draw:style-name="gr5" draw:text-style-name="P5" draw:layer="layout" svg:width="1.912cm" svg:height="0.962cm" svg:x="5.842cm" svg:y="14.278cm">
          <draw:text-box>
            <text:p>Fmin</text:p>
          </draw:text-box>
        </draw:frame>
        <draw:frame draw:style-name="gr5" draw:text-style-name="P5" draw:layer="layout" svg:width="2.09cm" svg:height="0.962cm" svg:x="14.344cm" svg:y="14.224cm">
          <draw:text-box>
            <text:p>Fmax</text:p>
          </draw:text-box>
        </draw:frame>
        <draw:measure draw:style-name="gr6" draw:text-style-name="P6" draw:layer="measurelines" svg:x1="4.526cm" svg:y1="13.862cm" svg:x2="8.69cm" svg:y2="13.862cm">
          <text:p text:style-name="P6">Ne<text:measure text:kind="gap"/></text:p>
        </draw:measur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5" draw:layer="layout" svg:width="4.088cm" svg:height="0.962cm" svg:x="7.85cm" svg:y="9.652cm">
          <draw:text-box>
            <text:p>FFT Window</text:p>
          </draw:text-box>
        </draw:frame>
        <draw:custom-shape draw:style-name="gr1" draw:text-style-name="P1" draw:layer="layout" svg:width="6.35cm" svg:height="0.762cm" svg:x="6.604cm" svg:y="8.636cm">
          <text:p/>
          <draw:enhanced-geometry svg:viewBox="0 0 21600 21600" draw:type="rectangle" draw:enhanced-path="M 0 0 L 21600 0 21600 21600 0 21600 0 0 Z N"/>
        </draw:custom-shape>
        <draw:measure draw:style-name="gr8" draw:text-style-name="P8" draw:layer="layout" svg:x1="6.604cm" svg:y1="8.736cm" svg:x2="12.954cm" svg:y2="8.736cm">
          <text:p text:style-name="P4">Nfft</text:p>
        </draw:measure>
        <draw:frame draw:style-name="gr5" draw:text-style-name="P5" draw:layer="layout" svg:width="1.209cm" svg:height="0.962cm" svg:x="9.144cm" svg:y="6.604cm">
          <draw:text-box>
            <text:p>Fs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4:38:27.921192824</meta:creation-date>
    <dc:date>2017-05-23T16:10:21.696447265</dc:date>
    <meta:editing-duration>PT1H11M13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